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7c803" officeooo:paragraph-rsid="0007c803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www-data@sfbi.mti.univ-paris-diderot.fr&gt;</text:p>
      <text:p text:style-name="P1">X-Original-To: bioinfo@sfbi.fr</text:p>
      <text:p text:style-name="P1">Delivered-To: bioinfo@localhost</text:p>
      <text:p text:style-name="P1">Received: from a1.relay.syrhano.net (a1.relay.syrhano.net [193.52.218.20])</text:p>
      <text:p text:style-name="P1"><text:tab/>by asso.crihan.fr (Postfix) with ESMTP id ECAA326801D</text:p>
      <text:p text:style-name="P1"><text:tab/>for &lt;bioinfo@sfbi.fr&gt;; Mon, 20 Jan 2014 14:27:55 +0100 (CET)</text:p>
      <text:p text:style-name="P1">X-IronPort-Anti-Spam-Filtered: true</text:p>
      <text:p text:style-name="P1">X-IronPort-Anti-Spam-Result: AtEBAEIj3VLC/j2KnGdsb2JhbABZg0ODU7h1WBYOAQEBAQEICwkJFCiCTxAFETMOExECBRoHAhFhiAkJmFWPEZtpF4EpjHQRAW2CWYFJBJ58jS2BP4Fw</text:p>
      <text:p text:style-name="P1">X-IronPort-AV: E=Sophos;i="4.95,690,1384297200"; </text:p>
      <text:p text:style-name="P1"><text:s text:c="3"/>d="scan'208";a="60559882"</text:p>
      <text:p text:style-name="P1">Received: from korolev.univ-paris7.fr ([194.254.61.138])</text:p>
      <text:p text:style-name="P1"><text:s text:c="2"/>by a-mx1.relay.syrhano.net with ESMTP; 20 Jan 2014 14:27:55 +0100</text:p>
      <text:p text:style-name="P1">Received: from duc.rpbs.univ-paris-diderot.fr (duc.mti.univ-paris-diderot.fr [81.194.29.54])</text:p>
      <text:p text:style-name="P1"><text:tab/>by korolev.univ-paris7.fr (8.14.4/8.14.4/relay1/46573) with ESMTP id s0KDRtVc011635</text:p>
      <text:p text:style-name="P1"><text:tab/>(version=TLSv1/SSLv3 cipher=DHE-RSA-AES256-SHA bits=256 verify=NO)</text:p>
      <text:p text:style-name="P1"><text:tab/>for &lt;bioinfo@sfbi.fr&gt;; Mon, 20 Jan 2014 14:27:55 +0100</text:p>
      <text:p text:style-name="P1">Received: from sfbi.mti.univ-paris-diderot.fr (sfbi.mti.univ-paris-diderot.fr [81.194.29.2])</text:p>
      <text:p text:style-name="P1"><text:s text:c="10"/>by duc.rpbs.univ-paris-diderot.fr (8.13.7/jtpda-5.4) with SMTP id s0KDRrGe032695</text:p>
      <text:p text:style-name="P1"><text:s text:c="10"/>for &lt;bioinfo@sfbi.fr&gt;; Mon, 20 Jan 2014 14:27:53 +0100</text:p>
      <text:p text:style-name="P1">Message-Id: &lt;201401201327.s0KDRrGe032695@duc.rpbs.univ-paris-diderot.fr&gt;</text:p>
      <text:p text:style-name="P1">Received: by sfbi.mti.univ-paris-diderot.fr (sSMTP sendmail emulation); Mon, 20 Jan 2014 14:32:56 +0100</text:p>
      <text:p text:style-name="P1">From: "www-data" &lt;www-data@sfbi.mti.univ-paris-diderot.fr&gt;</text:p>
      <text:p text:style-name="P1">Date: Mon, 20 Jan 2014 14:32:56 +0100</text:p>
      <text:p text:style-name="P1">To: bioinfo@sfbi.fr</text:p>
      <text:p text:style-name="P1">X-PHP-Originating-Script: 0:mail.inc</text:p>
      <text:p text:style-name="P1">MIME-Version: 1.0</text:p>
      <text:p text:style-name="P1">Content-Type: text/plain; charset=UTF-8; format=flowed; delsp=yes</text:p>
      <text:p text:style-name="P1">Content-Transfer-Encoding: 8Bit</text:p>
      <text:p text:style-name="P1">X-Mailer: Drupal</text:p>
      <text:p text:style-name="P1">Errors-To: admin@sfbi.fr</text:p>
      <text:p text:style-name="P1">Sender: admin@sfbi.fr</text:p>
      <text:p text:style-name="P1">X-Greylist: Sender IP whitelisted, not delayed by milter-greylist-4.2.7 (korolev.univ-paris7.fr [194.254.61.138]); Mon, 20 Jan 2014 14:27:55 +0100 (CET)</text:p>
      <text:p text:style-name="P1">X-Miltered: at korolev with ID 52DD245B.000 by Joe's j-chkmail (http : // j-chkmail dot ensmp dot fr)!</text:p>
      <text:p text:style-name="P1">X-j-chkmail-Enveloppe: 52DD245B.000 from duc.mti.univ-paris-diderot.fr/duc.mti.univ-paris-diderot.fr/null/duc.rpbs.univ-paris-diderot.fr/&lt;www-data@sfbi.mti.univ-paris-diderot.fr&gt;</text:p>
      <text:p text:style-name="P1">X-j-chkmail-Score: MSGID : 52DD245B.000 on korolev.univ-paris7.fr : j-chkmail score : . : R=. U=. O=. B=0.000 -&gt; S=0.000</text:p>
      <text:p text:style-name="P1">X-j-chkmail-Status: Ham</text:p>
      <text:p text:style-name="P1">X-Validation-by: alouis@biologie.ens.fr</text:p>
      <text:p text:style-name="P1">Subject: [bioinfo] [Emploi][Post-doc / IR] Post-doc position in Computational Genomics: Annotation and analysis of the genome of Aegilops tauschii</text:p>
      <text:p text:style-name="P1"/>
      <text:p text:style-name="P1">Une nouvelle offre d'emploi vient d'être postée sur le site www.sfbi.fr</text:p>
      <text:p text:style-name="P1"/>
      <text:p text:style-name="P1">Intitulé du poste : Post-doc position in C<text:span text:style-name="T1">omputational Genomics: Annotation</text:span> <text:s/></text:p>
      <text:p text:style-name="P1">and a<text:span text:style-name="T1">nalysis of the genome of Aegilops tauschii</text:span></text:p>
      <text:p text:style-name="P1">Type de poste : Post-doc / IR</text:p>
      <text:p text:style-name="P1">Durée du poste : 3 ans</text:p>
      <text:p text:style-name="P1"><text:soft-page-break/>Ville : Athens, USA</text:p>
      <text:p text:style-name="P1">Nom du contact : Dr. Katrien M. Devos</text:p>
      <text:p text:style-name="P1">Email du contact : kdevos@uga.edu</text:p>
      <text:p text:style-name="P1">Laboratoire : Dr. Katrien M. Devos, Institute of <text:span text:style-name="T1">Plant Breeding</text:span>, <text:span text:style-name="T1">Genetics</text:span> and <text:s/></text:p>
      <text:p text:style-name="P1"><text:span text:style-name="T1">Genomics</text:span>, and Dept. of <text:span text:style-name="T1">Plant Biology</text:span>, and Dr. Jeffrey L. Bennetzen, Dept. of <text:s/></text:p>
      <text:p text:style-name="P1">Genetics at the University of Georgia, Athens</text:p>
      <text:p text:style-name="P1"/>
      <text:p text:style-name="P1">Voir la description complète du poste sur <text:s/></text:p>
      <text:p text:style-name="P1">http://www.sfbi.fr/content/post-doc-position-computational-genomics-annotation-and-analysis-genome-aegilops-tausch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5:15:02.601365455</dc:date>
    <meta:editing-duration>PT9M58S</meta:editing-duration>
    <meta:editing-cycles>1</meta:editing-cycles>
    <meta:document-statistic meta:table-count="0" meta:image-count="0" meta:object-count="0" meta:page-count="2" meta:paragraph-count="52" meta:word-count="314" meta:character-count="3214" meta:non-whitespace-character-count="2913"/>
    <meta:generator>LibreOffice/4.4.5.2$Linux_X86_64 LibreOffice_project/40m0$Build-2</meta:generator>
  </office:meta>
</office:document-meta>
</file>